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rian Cristea</text:p>
      <text:p text:style-name="P4">Assignment 4 CPSC 501</text:p>
      <text:p text:style-name="Standard"/>
      <text:p text:style-name="P2"/>
      <text:p text:style-name="P3"/>
      <text:p text:style-name="P3"/>
      <text:p text:style-name="P3">Timing Measurements conducted:</text:p>
      <text:p text:style-name="P2">Baseline Program:</text:p>
      <text:p text:style-name="Standard"/>
      <text:p text:style-name="P1">Times for functions and entire program to execute without any optimization at compiler level.</text:p>
      <text:p text:style-name="Standard">(g++ -o convolve -pg <text:s/>testtone.cpp Cwav.cpp) - timenooptimization.txt</text:p>
      <text:p text:style-name="Standard"/>
      <text:p text:style-name="Standard">Flat profile:</text:p>
      <text:p text:style-name="Standard"></text:p>
      <text:p text:style-name="Standard">Each sample counts as 0.01 seconds.</text:p>
      <text:p text:style-name="Standard"><text:s text:c="2"/>% <text:s text:c="2"/>cumulative <text:s text:c="2"/>self <text:s text:c="13"/>self <text:s text:c="4"/>total <text:s text:c="10"/></text:p>
      <text:p text:style-name="Standard"><text:s/>time <text:s text:c="2"/>seconds <text:s text:c="2"/>seconds <text:s text:c="3"/>calls <text:s text:c="2"/>s/call <text:s text:c="2"/>s/call <text:s/>name <text:s text:c="3"/></text:p>
      <text:p text:style-name="Standard">100.13 <text:s text:c="4"/>95.03 <text:s text:c="3"/>95.03 <text:s text:c="7"/>1 <text:s text:c="3"/>95.03 <text:s text:c="3"/>95.03 <text:s/>convolve(float*, int, float*, int, float*, int)</text:p>
      <text:p text:style-name="Standard"><text:s text:c="2"/>0.02 <text:s text:c="4"/>95.05 <text:s text:c="4"/>0.02 <text:s text:c="7"/>1 <text:s text:c="4"/>0.02 <text:s text:c="3"/>95.05 <text:s/>manipulate(CWav*, CWav*, char*)</text:p>
      <text:p text:style-name="Standard"><text:s text:c="2"/>0.00 <text:s text:c="4"/>95.05 <text:s text:c="4"/>0.00 <text:s text:c="2"/>516668 <text:s text:c="4"/>0.00 <text:s text:c="4"/>0.00 <text:s/>fwriteShortLSB(short, _IO_FILE*)</text:p>
      <text:p text:style-name="Standard"><text:s text:c="2"/>0.00 <text:s text:c="4"/>95.05 <text:s text:c="4"/>0.00 <text:s text:c="7"/>5 <text:s text:c="4"/>0.00 <text:s text:c="4"/>0.00 <text:s/>fwriteIntLSB(int, _IO_FILE*)</text:p>
      <text:p text:style-name="Standard"><text:s text:c="2"/>0.00 <text:s text:c="4"/>95.05 <text:s text:c="4"/>0.00 <text:s text:c="7"/>2 <text:s text:c="4"/>0.00 <text:s text:c="4"/>0.00 <text:s/>CWav::readInput(char*)</text:p>
      <text:p text:style-name="Standard"><text:s text:c="2"/>0.00 <text:s text:c="4"/>95.05 <text:s text:c="4"/>0.00 <text:s text:c="7"/>2 <text:s text:c="4"/>0.00 <text:s text:c="4"/>0.00 <text:s/>std::operator|(std::_Ios_Openmode, std::_Ios_Openmode)</text:p>
      <text:p text:style-name="Standard"><text:s text:c="2"/>0.00 <text:s text:c="4"/>95.05 <text:s text:c="4"/>0.00 <text:s text:c="7"/>1 <text:s text:c="4"/>0.00 <text:s text:c="4"/>0.00 <text:s/>global constructors keyed to _ZN4CWav9readInputEPc</text:p>
      <text:p text:style-name="Standard"><text:s text:c="2"/>0.00 <text:s text:c="4"/>95.05 <text:s text:c="4"/>0.00 <text:s text:c="7"/>1 <text:s text:c="4"/>0.00 <text:s text:c="4"/>0.00 <text:s/>global constructors keyed to main</text:p>
      <text:p text:style-name="Standard"><text:s text:c="2"/>0.00 <text:s text:c="4"/>95.05 <text:s text:c="4"/>0.00 <text:s text:c="7"/>1 <text:s text:c="4"/>0.00 <text:s text:c="4"/>0.00 <text:s/>writeWaveFileHeader(int, int, int, double, _IO_FILE*)</text:p>
      <text:p text:style-name="Standard"><text:s text:c="2"/>0.00 <text:s text:c="4"/>95.05 <text:s text:c="4"/>0.00 <text:s text:c="7"/>1 <text:s text:c="4"/>0.00 <text:s text:c="4"/>0.00 <text:s/>__static_initialization_and_destruction_0(int, int)</text:p>
      <text:p text:style-name="Standard"><text:s text:c="2"/>0.00 <text:s text:c="4"/>95.05 <text:s text:c="4"/>0.00 <text:s text:c="7"/>1 <text:s text:c="4"/>0.00 <text:s text:c="4"/>0.00 <text:s/>__static_initialization_and_destruction_0(int, int)</text:p>
      <text:p text:style-name="Standard"><text:s text:c="2"/>0.00 <text:s text:c="4"/>95.05 <text:s text:c="4"/>0.00 <text:s text:c="7"/>1 <text:s text:c="4"/>0.00 <text:s text:c="3"/>95.03 <text:s/>convolve(CWav*, CWav*, float*, int)</text:p>
      <text:p text:style-name="Standard"><text:line-break/><text:line-break/>granularity: each sample hit covers 2 byte(s) for 0.01% of 95.05 seconds</text:p>
      <text:p text:style-name="Standard"></text:p>
      <text:p text:style-name="Standard">index % time <text:s text:c="3"/>self <text:s/>children <text:s text:c="3"/>called <text:s text:c="4"/>name</text:p>
      <text:p text:style-name="Standard"><text:s text:c="49"/>&lt;spontaneous&gt;</text:p>
      <text:p text:style-name="Standard">[1] <text:s text:c="3"/>100.0 <text:s text:c="3"/>0.00 <text:s text:c="2"/>95.05 <text:s text:c="16"/>main [1]</text:p>
      <text:p text:style-name="Standard"><text:s text:c="16"/>0.02 <text:s text:c="2"/>95.03 <text:s text:c="6"/>1/1 <text:s text:c="10"/>manipulate(CWav*, CWav*, char*) [2]</text:p>
      <text:p text:style-name="Standard"><text:s text:c="16"/>0.00 <text:s text:c="3"/>0.00 <text:s text:c="6"/>2/2 <text:s text:c="10"/>CWav::readInput(char*) [11]</text:p>
      <text:p text:style-name="Standard">-----------------------------------------------</text:p>
      <text:p text:style-name="Standard"><text:s text:c="16"/>0.02 <text:s text:c="2"/>95.03 <text:s text:c="6"/>1/1 <text:s text:c="10"/>main [1]</text:p>
      <text:p text:style-name="Standard">[2] <text:s text:c="3"/>100.0 <text:s text:c="3"/>0.02 <text:s text:c="2"/>95.03 <text:s text:c="6"/>1 <text:s text:c="8"/>manipulate(CWav*, CWav*, char*) [2]</text:p>
      <text:p text:style-name="Standard"><text:s text:c="16"/>0.00 <text:s text:c="2"/>95.03 <text:s text:c="6"/>1/1 <text:s text:c="10"/>convolve(CWav*, CWav*, float*, int) [3]</text:p>
      <text:p text:style-name="Standard"><text:s text:c="16"/>0.00 <text:s text:c="3"/>0.00 <text:s/>516664/516668 <text:s text:c="5"/>fwriteShortLSB(short, _IO_FILE*) [9]</text:p>
      <text:p text:style-name="Standard"><text:s text:c="16"/>0.00 <text:s text:c="3"/>0.00 <text:s text:c="6"/>1/1 <text:s text:c="10"/>writeWaveFileHeader(int, int, int, double, _IO_FILE*) [15]</text:p>
      <text:p text:style-name="Standard">-----------------------------------------------</text:p>
      <text:p text:style-name="Standard"><text:s text:c="16"/>0.00 <text:s text:c="2"/>95.03 <text:s text:c="6"/>1/1 <text:s text:c="10"/>manipulate(CWav*, CWav*, char*) [2]</text:p>
      <text:p text:style-name="Standard">[3] <text:s text:c="3"/>100.0 <text:s text:c="3"/>0.00 <text:s text:c="2"/>95.03 <text:s text:c="6"/>1 <text:s text:c="8"/>convolve(CWav*, CWav*, float*, int) [3]</text:p>
      <text:p text:style-name="Standard"><text:soft-page-break/><text:s text:c="15"/>95.03 <text:s text:c="3"/>0.00 <text:s text:c="6"/>1/1 <text:s text:c="10"/>convolve(float*, int, float*, int, float*, int) [4]</text:p>
      <text:p text:style-name="Standard">-----------------------------------------------</text:p>
      <text:p text:style-name="Standard"><text:s text:c="15"/>95.03 <text:s text:c="3"/>0.00 <text:s text:c="6"/>1/1 <text:s text:c="10"/>convolve(CWav*, CWav*, float*, int) [3]</text:p>
      <text:p text:style-name="Standard">[4] <text:s text:c="3"/>100.0 <text:s text:c="2"/>95.03 <text:s text:c="3"/>0.00 <text:s text:c="6"/>1 <text:s text:c="8"/>convolve(float*, int, float*, int, float*, int) [4]</text:p>
      <text:p text:style-name="Standard">-----------------------------------------------</text:p>
      <text:p text:style-name="Standard"><text:s text:c="16"/>0.00 <text:s text:c="3"/>0.00 <text:s text:c="6"/>4/516668 <text:s text:c="5"/>writeWaveFileHeader(int, int, int, double, _IO_FILE*) [15]</text:p>
      <text:p text:style-name="Standard"><text:s text:c="16"/>0.00 <text:s text:c="3"/>0.00 <text:s/>516664/516668 <text:s text:c="5"/>manipulate(CWav*, CWav*, char*) [2]</text:p>
      <text:p text:style-name="Standard">[9] <text:s text:c="5"/>0.0 <text:s text:c="3"/>0.00 <text:s text:c="3"/>0.00 <text:s/>516668 <text:s text:c="8"/>fwriteShortLSB(short, _IO_FILE*) [9]</text:p>
      <text:p text:style-name="Standard">-----------------------------------------------</text:p>
      <text:p text:style-name="Standard"><text:s text:c="16"/>0.00 <text:s text:c="3"/>0.00 <text:s text:c="6"/>5/5 <text:s text:c="10"/>writeWaveFileHeader(int, int, int, double, _IO_FILE*) [15]</text:p>
      <text:p text:style-name="Standard">[10] <text:s text:c="4"/>0.0 <text:s text:c="3"/>0.00 <text:s text:c="3"/>0.00 <text:s text:c="6"/>5 <text:s text:c="8"/>fwriteIntLSB(int, _IO_FILE*) [10]</text:p>
      <text:p text:style-name="Standard">-----------------------------------------------</text:p>
      <text:p text:style-name="Standard"><text:s text:c="16"/>0.00 <text:s text:c="3"/>0.00 <text:s text:c="6"/>2/2 <text:s text:c="10"/>main [1]</text:p>
      <text:p text:style-name="Standard">[11] <text:s text:c="4"/>0.0 <text:s text:c="3"/>0.00 <text:s text:c="3"/>0.00 <text:s text:c="6"/>2 <text:s text:c="8"/>CWav::readInput(char*) [11]</text:p>
      <text:p text:style-name="Standard"><text:s text:c="16"/>0.00 <text:s text:c="3"/>0.00 <text:s text:c="6"/>2/2 <text:s text:c="10"/>std::operator|(std::_Ios_Openmode, std::_Ios_Openmode) [12]</text:p>
      <text:p text:style-name="Standard">-----------------------------------------------</text:p>
      <text:p text:style-name="Standard"><text:s text:c="16"/>0.00 <text:s text:c="3"/>0.00 <text:s text:c="6"/>2/2 <text:s text:c="10"/>CWav::readInput(char*) [11]</text:p>
      <text:p text:style-name="Standard">[12] <text:s text:c="4"/>0.0 <text:s text:c="3"/>0.00 <text:s text:c="3"/>0.00 <text:s text:c="6"/>2 <text:s text:c="8"/>std::operator|(std::_Ios_Openmode, std::_Ios_Openmode) [12]</text:p>
      <text:p text:style-name="Standard">-----------------------------------------------</text:p>
      <text:p text:style-name="Standard"><text:s text:c="16"/>0.00 <text:s text:c="3"/>0.00 <text:s text:c="6"/>1/1 <text:s text:c="10"/>__do_global_ctors_aux [21]</text:p>
      <text:p text:style-name="Standard">[13] <text:s text:c="4"/>0.0 <text:s text:c="3"/>0.00 <text:s text:c="3"/>0.00 <text:s text:c="6"/>1 <text:s text:c="8"/>global constructors keyed to _ZN4CWav9readInputEPc [13]</text:p>
      <text:p text:style-name="Standard"><text:s text:c="16"/>0.00 <text:s text:c="3"/>0.00 <text:s text:c="6"/>1/1 <text:s text:c="10"/>__static_initialization_and_destruction_0(int, int) [17]</text:p>
      <text:p text:style-name="Standard">-----------------------------------------------</text:p>
      <text:p text:style-name="Standard"><text:s text:c="16"/>0.00 <text:s text:c="3"/>0.00 <text:s text:c="6"/>1/1 <text:s text:c="10"/>__do_global_ctors_aux [21]</text:p>
      <text:p text:style-name="Standard">[14] <text:s text:c="4"/>0.0 <text:s text:c="3"/>0.00 <text:s text:c="3"/>0.00 <text:s text:c="6"/>1 <text:s text:c="8"/>global constructors keyed to main [14]</text:p>
      <text:p text:style-name="Standard"><text:s text:c="16"/>0.00 <text:s text:c="3"/>0.00 <text:s text:c="6"/>1/1 <text:s text:c="10"/>__static_initialization_and_destruction_0(int, int) [16]</text:p>
      <text:p text:style-name="Standard">-----------------------------------------------</text:p>
      <text:p text:style-name="Standard"><text:s text:c="16"/>0.00 <text:s text:c="3"/>0.00 <text:s text:c="6"/>1/1 <text:s text:c="10"/>manipulate(CWav*, CWav*, char*) [2]</text:p>
      <text:p text:style-name="Standard">[15] <text:s text:c="4"/>0.0 <text:s text:c="3"/>0.00 <text:s text:c="3"/>0.00 <text:s text:c="6"/>1 <text:s text:c="8"/>writeWaveFileHeader(int, int, int, double, _IO_FILE*) [15]</text:p>
      <text:p text:style-name="Standard"><text:s text:c="16"/>0.00 <text:s text:c="3"/>0.00 <text:s text:c="6"/>5/5 <text:s text:c="10"/>fwriteIntLSB(int, _IO_FILE*) [10]</text:p>
      <text:p text:style-name="Standard"><text:s text:c="16"/>0.00 <text:s text:c="3"/>0.00 <text:s text:c="6"/>4/516668 <text:s text:c="5"/>fwriteShortLSB(short, _IO_FILE*) [9]</text:p>
      <text:p text:style-name="Standard">-----------------------------------------------</text:p>
      <text:p text:style-name="Standard"><text:s text:c="16"/>0.00 <text:s text:c="3"/>0.00 <text:s text:c="6"/>1/1 <text:s text:c="10"/>global constructors keyed to main [14]</text:p>
      <text:p text:style-name="Standard">[16] <text:s text:c="4"/>0.0 <text:s text:c="3"/>0.00 <text:s text:c="3"/>0.00 <text:s text:c="6"/>1 <text:s text:c="8"/>__static_initialization_and_destruction_0(int, int) [16]</text:p>
      <text:p text:style-name="Standard">-----------------------------------------------</text:p>
      <text:p text:style-name="Standard"><text:s text:c="16"/>0.00 <text:s text:c="3"/>0.00 <text:s text:c="6"/>1/1 <text:s text:c="10"/>global constructors keyed to _ZN4CWav9readInputEPc [13]</text:p>
      <text:p text:style-name="Standard">[17] <text:s text:c="4"/>0.0 <text:s text:c="3"/>0.00 <text:s text:c="3"/>0.00 <text:s text:c="6"/>1 <text:s text:c="8"/>__static_initialization_and_destruction_0(int, int) [17]</text:p>
      <text:p text:style-name="Standard">-----------------------------------------------</text:p>
      <text:p text:style-name="Standard"/>
      <text:p text:style-name="Standard"/>
      <text:p text:style-name="P1">Times for functions and entire program to execute with -O3 optimization at compiler level.</text:p>
      <text:p text:style-name="Standard">(g++ -o convolve -pg -O3 testtone.cpp Cwav.cpp) - optimized.txt</text:p>
      <text:p text:style-name="Standard"/>
      <text:p text:style-name="Standard"></text:p>
      <text:p text:style-name="Standard">Each sample counts as 0.01 seconds.</text:p>
      <text:p text:style-name="Standard"><text:s text:c="2"/>% <text:s text:c="2"/>cumulative <text:s text:c="2"/>self <text:s text:c="13"/>self <text:s text:c="4"/>total <text:s text:c="10"/></text:p>
      <text:p text:style-name="Standard"><text:s/>time <text:s text:c="2"/>seconds <text:s text:c="2"/>seconds <text:s text:c="3"/>calls <text:s/>Ts/call <text:s/>Ts/call <text:s/>name <text:s text:c="3"/></text:p>
      <text:p text:style-name="Standard">100.11 <text:s text:c="4"/>15.48 <text:s text:c="3"/>15.48 <text:s text:c="28"/>main</text:p>
      <text:p text:style-name="Standard"><text:s text:c="2"/>0.00 <text:s text:c="4"/>15.48 <text:s text:c="4"/>0.00 <text:s text:c="7"/>2 <text:s text:c="4"/>0.00 <text:s text:c="4"/>0.00 <text:s/>CWav::readInput(char*)</text:p>
      <text:p text:style-name="Standard"><text:s text:c="2"/>0.00 <text:s text:c="4"/>15.48 <text:s text:c="4"/>0.00 <text:s text:c="7"/>1 <text:s text:c="4"/>0.00 <text:s text:c="4"/>0.00 <text:s/>global constructors keyed to _ZN4CWav9readInputEPc</text:p>
      <text:p text:style-name="Standard"><text:s text:c="2"/>0.00 <text:s text:c="4"/>15.48 <text:s text:c="4"/>0.00 <text:s text:c="7"/>1 <text:s text:c="4"/>0.00 <text:s text:c="4"/>0.00 <text:s/>global constructors keyed to main</text:p>
      <text:p text:style-name="Standard"><text:soft-page-break/><text:s text:c="2"/>0.00 <text:s text:c="4"/>15.48 <text:s text:c="4"/>0.00 <text:s text:c="7"/>1 <text:s text:c="4"/>0.00 <text:s text:c="4"/>0.00 <text:s/>writeWaveFileHeader(int, int, int, double, _IO_FILE*)</text:p>
      <text:p text:style-name="Standard"/>
      <text:p text:style-name="Standard">granularity: each sample hit covers 2 byte(s) for 0.06% of 15.48 seconds</text:p>
      <text:p text:style-name="Standard"></text:p>
      <text:p text:style-name="Standard">index % time <text:s text:c="3"/>self <text:s/>children <text:s text:c="3"/>called <text:s text:c="4"/>name</text:p>
      <text:p text:style-name="Standard"><text:s text:c="49"/>&lt;spontaneous&gt;</text:p>
      <text:p text:style-name="Standard">[1] <text:s text:c="3"/>100.0 <text:s text:c="2"/>15.48 <text:s text:c="3"/>0.00 <text:s text:c="16"/>main [1]</text:p>
      <text:p text:style-name="Standard"><text:s text:c="16"/>0.00 <text:s text:c="3"/>0.00 <text:s text:c="6"/>2/2 <text:s text:c="10"/>CWav::readInput(char*) [6]</text:p>
      <text:p text:style-name="Standard"><text:s text:c="16"/>0.00 <text:s text:c="3"/>0.00 <text:s text:c="6"/>1/1 <text:s text:c="10"/>writeWaveFileHeader(int, int, int, double, _IO_FILE*) [9]</text:p>
      <text:p text:style-name="Standard">-----------------------------------------------</text:p>
      <text:p text:style-name="Standard"><text:s text:c="16"/>0.00 <text:s text:c="3"/>0.00 <text:s text:c="6"/>2/2 <text:s text:c="10"/>main [1]</text:p>
      <text:p text:style-name="Standard">[6] <text:s text:c="5"/>0.0 <text:s text:c="3"/>0.00 <text:s text:c="3"/>0.00 <text:s text:c="6"/>2 <text:s text:c="8"/>CWav::readInput(char*) [6]</text:p>
      <text:p text:style-name="Standard">-----------------------------------------------</text:p>
      <text:p text:style-name="Standard"><text:s text:c="16"/>0.00 <text:s text:c="3"/>0.00 <text:s text:c="6"/>1/1 <text:s text:c="10"/>__do_global_ctors_aux [18]</text:p>
      <text:p text:style-name="Standard">[7] <text:s text:c="5"/>0.0 <text:s text:c="3"/>0.00 <text:s text:c="3"/>0.00 <text:s text:c="6"/>1 <text:s text:c="8"/>global constructors keyed to _ZN4CWav9readInputEPc [7]</text:p>
      <text:p text:style-name="Standard">-----------------------------------------------</text:p>
      <text:p text:style-name="Standard"><text:s text:c="16"/>0.00 <text:s text:c="3"/>0.00 <text:s text:c="6"/>1/1 <text:s text:c="10"/>__do_global_ctors_aux [18]</text:p>
      <text:p text:style-name="Standard">[8] <text:s text:c="5"/>0.0 <text:s text:c="3"/>0.00 <text:s text:c="3"/>0.00 <text:s text:c="6"/>1 <text:s text:c="8"/>global constructors keyed to main [8]</text:p>
      <text:p text:style-name="Standard">-----------------------------------------------</text:p>
      <text:p text:style-name="Standard"><text:s text:c="16"/>0.00 <text:s text:c="3"/>0.00 <text:s text:c="6"/>1/1 <text:s text:c="10"/>main [1]</text:p>
      <text:p text:style-name="P4">[9] <text:s text:c="5"/>0.0 <text:s text:c="3"/>0.00 <text:s text:c="3"/>0.00 <text:s text:c="6"/>1 <text:s text:c="8"/>writeWaveFileHeader(int, int, int, double, _IO_FILE*) [9]</text:p>
      <text:p text:style-name="Standard"/>
      <text:p text:style-name="Standard"/>
      <text:p text:style-name="P2">FFT Program:</text:p>
      <text:p text:style-name="Standard"/>
      <text:p text:style-name="P1">Times for functions and entire program to execute without any optimization at compiler level.</text:p>
      <text:p text:style-name="Standard">(g++ -o convolve -pg *.cpp) - timenooptimization.txt</text:p>
      <text:p text:style-name="Standard"/>
      <text:p text:style-name="Standard">Each sample counts as 0.01 seconds.</text:p>
      <text:p text:style-name="Standard"><text:s text:c="2"/>% <text:s text:c="2"/>cumulative <text:s text:c="2"/>self <text:s text:c="13"/>self <text:s text:c="4"/>total <text:s text:c="10"/></text:p>
      <text:p text:style-name="Standard"><text:s/>time <text:s text:c="2"/>seconds <text:s text:c="2"/>seconds <text:s text:c="3"/>calls <text:s/>ms/call <text:s/>ms/call <text:s/>name <text:s text:c="3"/></text:p>
      <text:p text:style-name="Standard"><text:s/>92.44 <text:s text:c="5"/>0.48 <text:s text:c="4"/>0.48 <text:s text:c="7"/>3 <text:s text:c="2"/>160.23 <text:s text:c="2"/>160.23 <text:s/>four1(double*, int, int)</text:p>
      <text:p text:style-name="Standard"><text:s text:c="2"/>3.85 <text:s text:c="5"/>0.50 <text:s text:c="4"/>0.02 <text:s text:c="7"/>1 <text:s text:c="3"/>20.03 <text:s text:c="3"/>20.03 <text:s/>outputToFile(double*, CWav*, int, char*)</text:p>
      <text:p text:style-name="Standard"><text:s text:c="2"/>1.93 <text:s text:c="5"/>0.51 <text:s text:c="4"/>0.01 <text:s text:c="7"/>2 <text:s text:c="4"/>5.01 <text:s text:c="4"/>5.01 <text:s/>getSignal(CWav*, double*)</text:p>
      <text:p text:style-name="Standard"><text:s text:c="2"/>1.93 <text:s text:c="5"/>0.52 <text:s text:c="4"/>0.01 <text:s text:c="28"/>main</text:p>
      <text:p text:style-name="Standard"><text:s text:c="2"/>0.00 <text:s text:c="5"/>0.52 <text:s text:c="4"/>0.00 <text:s text:c="2"/>524292 <text:s text:c="4"/>0.00 <text:s text:c="4"/>0.00 <text:s/>fwriteShortLSB(short, _IO_FILE*)</text:p>
      <text:p text:style-name="Standard"><text:s text:c="2"/>0.00 <text:s text:c="5"/>0.52 <text:s text:c="4"/>0.00 <text:s text:c="7"/>5 <text:s text:c="4"/>0.00 <text:s text:c="4"/>0.00 <text:s/>fwriteIntLSB(int, _IO_FILE*)</text:p>
      <text:p text:style-name="Standard"><text:s text:c="2"/>0.00 <text:s text:c="5"/>0.52 <text:s text:c="4"/>0.00 <text:s text:c="7"/>2 <text:s text:c="4"/>0.00 <text:s text:c="4"/>0.00 <text:s/>CWav::readInput(char*)</text:p>
      <text:p text:style-name="Standard"><text:s text:c="2"/>0.00 <text:s text:c="5"/>0.52 <text:s text:c="4"/>0.00 <text:s text:c="7"/>2 <text:s text:c="4"/>0.00 <text:s text:c="4"/>0.00 <text:s/>std::operator|(std::_Ios_Openmode, std::_Ios_Openmode)</text:p>
      <text:p text:style-name="Standard"><text:s text:c="2"/>0.00 <text:s text:c="5"/>0.52 <text:s text:c="4"/>0.00 <text:s text:c="7"/>1 <text:s text:c="4"/>0.00 <text:s text:c="4"/>0.00 <text:s/>global constructors keyed to _Z5four1Pdii</text:p>
      <text:p text:style-name="Standard"><text:s text:c="2"/>0.00 <text:s text:c="5"/>0.52 <text:s text:c="4"/>0.00 <text:s text:c="7"/>1 <text:s text:c="4"/>0.00 <text:s text:c="4"/>0.00 <text:s/>global constructors keyed to _ZN4CWav9readInputEPc</text:p>
      <text:p text:style-name="Standard"><text:s text:c="2"/>0.00 <text:s text:c="5"/>0.52 <text:s text:c="4"/>0.00 <text:s text:c="7"/>1 <text:s text:c="4"/>0.00 <text:s text:c="4"/>0.00 <text:s/>writeWaveFileHeader(int, int, int, double, _IO_FILE*)</text:p>
      <text:p text:style-name="Standard"><text:s text:c="2"/>0.00 <text:s text:c="5"/>0.52 <text:s text:c="4"/>0.00 <text:s text:c="7"/>1 <text:s text:c="4"/>0.00 <text:s text:c="4"/>0.00 <text:s/>__static_initialization_and_destruction_0(int, int)</text:p>
      <text:p text:style-name="Standard"><text:s text:c="2"/>0.00 <text:s text:c="5"/>0.52 <text:s text:c="4"/>0.00 <text:s text:c="7"/>1 <text:s text:c="4"/>0.00 <text:s text:c="4"/>0.00 <text:s/>__static_initialization_and_destruction_0(int, int)</text:p>
      <text:p text:style-name="Standard"/>
      <text:p text:style-name="Standard">granularity: each sample hit covers 2 byte(s) for 1.92% of 0.52 seconds</text:p>
      <text:p text:style-name="Standard"></text:p>
      <text:p text:style-name="Standard">index % time <text:s text:c="3"/>self <text:s/>children <text:s text:c="3"/>called <text:s text:c="4"/>name</text:p>
      <text:p text:style-name="Standard"><text:soft-page-break/><text:s text:c="49"/>&lt;spontaneous&gt;</text:p>
      <text:p text:style-name="Standard">[1] <text:s text:c="3"/>100.0 <text:s text:c="3"/>0.01 <text:s text:c="3"/>0.51 <text:s text:c="16"/>main [1]</text:p>
      <text:p text:style-name="Standard"><text:s text:c="16"/>0.48 <text:s text:c="3"/>0.00 <text:s text:c="6"/>3/3 <text:s text:c="10"/>four1(double*, int, int) [2]</text:p>
      <text:p text:style-name="Standard"><text:s text:c="16"/>0.02 <text:s text:c="3"/>0.00 <text:s text:c="6"/>1/1 <text:s text:c="10"/>outputToFile(double*, CWav*, int, char*) [3]</text:p>
      <text:p text:style-name="Standard"><text:s text:c="16"/>0.01 <text:s text:c="3"/>0.00 <text:s text:c="6"/>2/2 <text:s text:c="10"/>getSignal(CWav*, double*) [4]</text:p>
      <text:p text:style-name="Standard"><text:s text:c="16"/>0.00 <text:s text:c="3"/>0.00 <text:s text:c="6"/>2/2 <text:s text:c="10"/>CWav::readInput(char*) [11]</text:p>
      <text:p text:style-name="Standard">-----------------------------------------------</text:p>
      <text:p text:style-name="Standard"><text:s text:c="16"/>0.48 <text:s text:c="3"/>0.00 <text:s text:c="6"/>3/3 <text:s text:c="10"/>main [1]</text:p>
      <text:p text:style-name="Standard">[2] <text:s text:c="4"/>92.3 <text:s text:c="3"/>0.48 <text:s text:c="3"/>0.00 <text:s text:c="6"/>3 <text:s text:c="8"/>four1(double*, int, int) [2]</text:p>
      <text:p text:style-name="Standard">-----------------------------------------------</text:p>
      <text:p text:style-name="Standard"><text:s text:c="16"/>0.02 <text:s text:c="3"/>0.00 <text:s text:c="6"/>1/1 <text:s text:c="10"/>main [1]</text:p>
      <text:p text:style-name="Standard">[3] <text:s text:c="5"/>3.8 <text:s text:c="3"/>0.02 <text:s text:c="3"/>0.00 <text:s text:c="6"/>1 <text:s text:c="8"/>outputToFile(double*, CWav*, int, char*) [3]</text:p>
      <text:p text:style-name="Standard"><text:s text:c="16"/>0.00 <text:s text:c="3"/>0.00 <text:s/>524288/524292 <text:s text:c="5"/>fwriteShortLSB(short, _IO_FILE*) [9]</text:p>
      <text:p text:style-name="Standard"><text:s text:c="16"/>0.00 <text:s text:c="3"/>0.00 <text:s text:c="6"/>1/1 <text:s text:c="10"/>writeWaveFileHeader(int, int, int, double, _IO_FILE*) [15]</text:p>
      <text:p text:style-name="Standard">-----------------------------------------------</text:p>
      <text:p text:style-name="Standard"><text:s text:c="16"/>0.01 <text:s text:c="3"/>0.00 <text:s text:c="6"/>2/2 <text:s text:c="10"/>main [1]</text:p>
      <text:p text:style-name="Standard">[4] <text:s text:c="5"/>1.9 <text:s text:c="3"/>0.01 <text:s text:c="3"/>0.00 <text:s text:c="6"/>2 <text:s text:c="8"/>getSignal(CWav*, double*) [4]</text:p>
      <text:p text:style-name="Standard">-----------------------------------------------</text:p>
      <text:p text:style-name="Standard"><text:s text:c="16"/>0.00 <text:s text:c="3"/>0.00 <text:s text:c="6"/>4/524292 <text:s text:c="5"/>writeWaveFileHeader(int, int, int, double, _IO_FILE*) [15]</text:p>
      <text:p text:style-name="Standard"><text:s text:c="16"/>0.00 <text:s text:c="3"/>0.00 <text:s/>524288/524292 <text:s text:c="5"/>outputToFile(double*, CWav*, int, char*) [3]</text:p>
      <text:p text:style-name="Standard">[9] <text:s text:c="5"/>0.0 <text:s text:c="3"/>0.00 <text:s text:c="3"/>0.00 <text:s/>524292 <text:s text:c="8"/>fwriteShortLSB(short, _IO_FILE*) [9]</text:p>
      <text:p text:style-name="Standard">-----------------------------------------------</text:p>
      <text:p text:style-name="Standard"><text:s text:c="16"/>0.00 <text:s text:c="3"/>0.00 <text:s text:c="6"/>5/5 <text:s text:c="10"/>writeWaveFileHeader(int, int, int, double, _IO_FILE*) [15]</text:p>
      <text:p text:style-name="Standard">[10] <text:s text:c="4"/>0.0 <text:s text:c="3"/>0.00 <text:s text:c="3"/>0.00 <text:s text:c="6"/>5 <text:s text:c="8"/>fwriteIntLSB(int, _IO_FILE*) [10]</text:p>
      <text:p text:style-name="Standard">-----------------------------------------------</text:p>
      <text:p text:style-name="Standard"><text:s text:c="16"/>0.00 <text:s text:c="3"/>0.00 <text:s text:c="6"/>2/2 <text:s text:c="10"/>main [1]</text:p>
      <text:p text:style-name="Standard">[11] <text:s text:c="4"/>0.0 <text:s text:c="3"/>0.00 <text:s text:c="3"/>0.00 <text:s text:c="6"/>2 <text:s text:c="8"/>CWav::readInput(char*) [11]</text:p>
      <text:p text:style-name="Standard"><text:s text:c="16"/>0.00 <text:s text:c="3"/>0.00 <text:s text:c="6"/>2/2 <text:s text:c="10"/>std::operator|(std::_Ios_Openmode, std::_Ios_Openmode) [12]</text:p>
      <text:p text:style-name="Standard">-----------------------------------------------</text:p>
      <text:p text:style-name="Standard"><text:s text:c="16"/>0.00 <text:s text:c="3"/>0.00 <text:s text:c="6"/>2/2 <text:s text:c="10"/>CWav::readInput(char*) [11]</text:p>
      <text:p text:style-name="Standard">[12] <text:s text:c="4"/>0.0 <text:s text:c="3"/>0.00 <text:s text:c="3"/>0.00 <text:s text:c="6"/>2 <text:s text:c="8"/>std::operator|(std::_Ios_Openmode, std::_Ios_Openmode) [12]</text:p>
      <text:p text:style-name="Standard">-----------------------------------------------</text:p>
      <text:p text:style-name="Standard"><text:s text:c="16"/>0.00 <text:s text:c="3"/>0.00 <text:s text:c="6"/>1/1 <text:s text:c="10"/>__do_global_ctors_aux [18]</text:p>
      <text:p text:style-name="Standard">[13] <text:s text:c="4"/>0.0 <text:s text:c="3"/>0.00 <text:s text:c="3"/>0.00 <text:s text:c="6"/>1 <text:s text:c="8"/>global constructors keyed to _Z5four1Pdii [13]</text:p>
      <text:p text:style-name="Standard"><text:s text:c="16"/>0.00 <text:s text:c="3"/>0.00 <text:s text:c="6"/>1/1 <text:s text:c="10"/>__static_initialization_and_destruction_0(int, int) [16]</text:p>
      <text:p text:style-name="Standard">-----------------------------------------------</text:p>
      <text:p text:style-name="Standard"><text:s text:c="16"/>0.00 <text:s text:c="3"/>0.00 <text:s text:c="6"/>1/1 <text:s text:c="10"/>__do_global_ctors_aux [18]</text:p>
      <text:p text:style-name="Standard">[14] <text:s text:c="4"/>0.0 <text:s text:c="3"/>0.00 <text:s text:c="3"/>0.00 <text:s text:c="6"/>1 <text:s text:c="8"/>global constructors keyed to _ZN4CWav9readInputEPc [14]</text:p>
      <text:p text:style-name="Standard"><text:s text:c="16"/>0.00 <text:s text:c="3"/>0.00 <text:s text:c="6"/>1/1 <text:s text:c="10"/>__static_initialization_and_destruction_0(int, int) [17]</text:p>
      <text:p text:style-name="Standard">-----------------------------------------------</text:p>
      <text:p text:style-name="Standard"><text:s text:c="16"/>0.00 <text:s text:c="3"/>0.00 <text:s text:c="6"/>1/1 <text:s text:c="10"/>outputToFile(double*, CWav*, int, char*) [3]</text:p>
      <text:p text:style-name="Standard">[15] <text:s text:c="4"/>0.0 <text:s text:c="3"/>0.00 <text:s text:c="3"/>0.00 <text:s text:c="6"/>1 <text:s text:c="8"/>writeWaveFileHeader(int, int, int, double, _IO_FILE*) [15]</text:p>
      <text:p text:style-name="Standard"><text:s text:c="16"/>0.00 <text:s text:c="3"/>0.00 <text:s text:c="6"/>5/5 <text:s text:c="10"/>fwriteIntLSB(int, _IO_FILE*) [10]</text:p>
      <text:p text:style-name="Standard"><text:s text:c="16"/>0.00 <text:s text:c="3"/>0.00 <text:s text:c="6"/>4/524292 <text:s text:c="5"/>fwriteShortLSB(short, _IO_FILE*) [9]</text:p>
      <text:p text:style-name="Standard">-----------------------------------------------</text:p>
      <text:p text:style-name="Standard"><text:s text:c="16"/>0.00 <text:s text:c="3"/>0.00 <text:s text:c="6"/>1/1 <text:s text:c="10"/>global constructors keyed to _Z5four1Pdii [13]</text:p>
      <text:p text:style-name="Standard">[16] <text:s text:c="4"/>0.0 <text:s text:c="3"/>0.00 <text:s text:c="3"/>0.00 <text:s text:c="6"/>1 <text:s text:c="8"/>__static_initialization_and_destruction_0(int, int) [16]</text:p>
      <text:p text:style-name="Standard">-----------------------------------------------</text:p>
      <text:p text:style-name="Standard"><text:s text:c="16"/>0.00 <text:s text:c="3"/>0.00 <text:s text:c="6"/>1/1 <text:s text:c="10"/>global constructors keyed to _ZN4CWav9readInputEPc [14]</text:p>
      <text:p text:style-name="P4"><text:soft-page-break/>[17] <text:s text:c="4"/>0.0 <text:s text:c="3"/>0.00 <text:s text:c="3"/>0.00 <text:s text:c="6"/>1 <text:s text:c="8"/>__static_initialization_and_destruction_0(int, int) [17]</text:p>
      <text:p text:style-name="Standard"/>
      <text:p text:style-name="Standard"/>
      <text:p text:style-name="P1">Times for functions and entire program to execute without any optimization at compiler level.</text:p>
      <text:p text:style-name="Standard">(g++ -o convolve -03 -pg *.cpp) – optimized.txt</text:p>
      <text:p text:style-name="Standard"/>
      <text:p text:style-name="Standard">Each sample counts as 0.01 seconds.</text:p>
      <text:p text:style-name="Standard"><text:s text:c="2"/>% <text:s text:c="2"/>cumulative <text:s text:c="2"/>self <text:s text:c="13"/>self <text:s text:c="4"/>total <text:s text:c="10"/></text:p>
      <text:p text:style-name="Standard"><text:s/>time <text:s text:c="2"/>seconds <text:s text:c="2"/>seconds <text:s text:c="3"/>calls <text:s/>ms/call <text:s/>ms/call <text:s/>name <text:s text:c="3"/></text:p>
      <text:p text:style-name="Standard"><text:s/>87.99 <text:s text:c="5"/>0.29 <text:s text:c="4"/>0.29 <text:s text:c="7"/>3 <text:s text:c="3"/>96.78 <text:s text:c="3"/>96.78 <text:s/>four1(double*, int, int)</text:p>
      <text:p text:style-name="Standard"><text:s text:c="2"/>6.07 <text:s text:c="5"/>0.31 <text:s text:c="4"/>0.02 <text:s text:c="7"/>1 <text:s text:c="3"/>20.02 <text:s text:c="3"/>20.02 <text:s/>outputToFile(double*, CWav*, int, char*)</text:p>
      <text:p text:style-name="Standard"><text:s text:c="2"/>6.07 <text:s text:c="5"/>0.33 <text:s text:c="4"/>0.02 <text:s text:c="28"/>main</text:p>
      <text:p text:style-name="Standard"><text:s text:c="2"/>0.00 <text:s text:c="5"/>0.33 <text:s text:c="4"/>0.00 <text:s text:c="7"/>2 <text:s text:c="4"/>0.00 <text:s text:c="4"/>0.00 <text:s/>CWav::readInput(char*)</text:p>
      <text:p text:style-name="Standard"><text:s text:c="2"/>0.00 <text:s text:c="5"/>0.33 <text:s text:c="4"/>0.00 <text:s text:c="7"/>1 <text:s text:c="4"/>0.00 <text:s text:c="4"/>0.00 <text:s/>global constructors keyed to _Z5four1Pdii</text:p>
      <text:p text:style-name="Standard"><text:s text:c="2"/>0.00 <text:s text:c="5"/>0.33 <text:s text:c="4"/>0.00 <text:s text:c="7"/>1 <text:s text:c="4"/>0.00 <text:s text:c="4"/>0.00 <text:s/>global constructors keyed to _ZN4CWav9readInputEPc</text:p>
      <text:p text:style-name="Standard"><text:s text:c="2"/>0.00 <text:s text:c="5"/>0.33 <text:s text:c="4"/>0.00 <text:s text:c="7"/>1 <text:s text:c="4"/>0.00 <text:s text:c="4"/>0.00 <text:s/>writeWaveFileHeader(int, int, int, double, _IO_FILE*)</text:p>
      <text:p text:style-name="Standard"><text:line-break/>granularity: each sample hit covers 2 byte(s) for 3.03% of 0.33 seconds</text:p>
      <text:p text:style-name="Standard"/>
      <text:p text:style-name="Standard">index % time <text:s text:c="3"/>self <text:s/>children <text:s text:c="3"/>called <text:s text:c="4"/>name</text:p>
      <text:p text:style-name="Standard"><text:s text:c="49"/>&lt;spontaneous&gt;</text:p>
      <text:p text:style-name="Standard">[1] <text:s text:c="3"/>100.0 <text:s text:c="3"/>0.02 <text:s text:c="3"/>0.31 <text:s text:c="16"/>main [1]</text:p>
      <text:p text:style-name="Standard"><text:s text:c="16"/>0.29 <text:s text:c="3"/>0.00 <text:s text:c="6"/>3/3 <text:s text:c="10"/>four1(double*, int, int) [2]</text:p>
      <text:p text:style-name="Standard"><text:s text:c="16"/>0.02 <text:s text:c="3"/>0.00 <text:s text:c="6"/>1/1 <text:s text:c="10"/>outputToFile(double*, CWav*, int, char*) [3]</text:p>
      <text:p text:style-name="Standard"><text:s text:c="16"/>0.00 <text:s text:c="3"/>0.00 <text:s text:c="6"/>2/2 <text:s text:c="10"/>CWav::readInput(char*) [8]</text:p>
      <text:p text:style-name="Standard">-----------------------------------------------</text:p>
      <text:p text:style-name="Standard"><text:s text:c="16"/>0.29 <text:s text:c="3"/>0.00 <text:s text:c="6"/>3/3 <text:s text:c="10"/>main [1]</text:p>
      <text:p text:style-name="Standard">[2] <text:s text:c="4"/>87.9 <text:s text:c="3"/>0.29 <text:s text:c="3"/>0.00 <text:s text:c="6"/>3 <text:s text:c="8"/>four1(double*, int, int) [2]</text:p>
      <text:p text:style-name="Standard">-----------------------------------------------</text:p>
      <text:p text:style-name="Standard"><text:s text:c="16"/>0.02 <text:s text:c="3"/>0.00 <text:s text:c="6"/>1/1 <text:s text:c="10"/>main [1]</text:p>
      <text:p text:style-name="Standard">[3] <text:s text:c="5"/>6.1 <text:s text:c="3"/>0.02 <text:s text:c="3"/>0.00 <text:s text:c="6"/>1 <text:s text:c="8"/>outputToFile(double*, CWav*, int, char*) [3]</text:p>
      <text:p text:style-name="Standard"><text:s text:c="16"/>0.00 <text:s text:c="3"/>0.00 <text:s text:c="6"/>1/1 <text:s text:c="10"/>writeWaveFileHeader(int, int, int, double, _IO_FILE*) [11]</text:p>
      <text:p text:style-name="Standard">-----------------------------------------------</text:p>
      <text:p text:style-name="Standard"><text:s text:c="16"/>0.00 <text:s text:c="3"/>0.00 <text:s text:c="6"/>2/2 <text:s text:c="10"/>main [1]</text:p>
      <text:p text:style-name="Standard">[8] <text:s text:c="5"/>0.0 <text:s text:c="3"/>0.00 <text:s text:c="3"/>0.00 <text:s text:c="6"/>2 <text:s text:c="8"/>CWav::readInput(char*) [8]</text:p>
      <text:p text:style-name="Standard">-----------------------------------------------</text:p>
      <text:p text:style-name="Standard"><text:s text:c="16"/>0.00 <text:s text:c="3"/>0.00 <text:s text:c="6"/>1/1 <text:s text:c="10"/>__do_global_ctors_aux [15]</text:p>
      <text:p text:style-name="Standard">[9] <text:s text:c="5"/>0.0 <text:s text:c="3"/>0.00 <text:s text:c="3"/>0.00 <text:s text:c="6"/>1 <text:s text:c="8"/>global constructors keyed to _Z5four1Pdii [9]</text:p>
      <text:p text:style-name="Standard">-----------------------------------------------</text:p>
      <text:p text:style-name="Standard"><text:s text:c="16"/>0.00 <text:s text:c="3"/>0.00 <text:s text:c="6"/>1/1 <text:s text:c="10"/>__do_global_ctors_aux [15]</text:p>
      <text:p text:style-name="Standard">[10] <text:s text:c="4"/>0.0 <text:s text:c="3"/>0.00 <text:s text:c="3"/>0.00 <text:s text:c="6"/>1 <text:s text:c="8"/>global constructors keyed to _ZN4CWav9readInputEPc [10]</text:p>
      <text:p text:style-name="Standard">-----------------------------------------------</text:p>
      <text:p text:style-name="Standard"><text:s text:c="16"/>0.00 <text:s text:c="3"/>0.00 <text:s text:c="6"/>1/1 <text:s text:c="10"/>outputToFile(double*, CWav*, int, char*) [3]</text:p>
      <text:p text:style-name="P4">[11] <text:s text:c="4"/>0.0 <text:s text:c="3"/>0.00 <text:s text:c="3"/>0.00 <text:s text:c="6"/>1 <text:s text:c="8"/>writeWaveFileHeader(int, int, int, double, _IO_FILE*) [11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ristea </meta:initial-creator>
    <meta:creation-date>2012-12-07T15:05:50</meta:creation-date>
    <dc:date>2012-12-07T15:46:16</dc:date>
    <dc:creator>acristea </dc:creator>
    <meta:editing-duration>PT40M26S</meta:editing-duration>
    <meta:editing-cycles>17</meta:editing-cycles>
    <meta:generator>LibreOffice/3.4$Unix LibreOffice_project/340m1$Build-502</meta:generator>
    <meta:document-statistic meta:table-count="0" meta:image-count="0" meta:object-count="0" meta:page-count="5" meta:paragraph-count="217" meta:word-count="1379" meta:character-count="15870" meta:non-whitespace-character-count="10016"/>
  </office:meta>
</office:document-meta>
</file>